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paragraph-properties fo:line-height="150%"/>
      <style:text-properties style:font-name="Times New Roman" fo:font-size="14pt" style:font-size-asian="14pt" style:font-size-complex="14pt"/>
    </style:style>
    <style:style style:name="P2" style:family="paragraph" style:parent-style-name="Standard">
      <style:paragraph-properties fo:margin-top="0.101cm" fo:margin-bottom="0.101cm" style:contextual-spacing="false" fo:line-height="115%" fo:text-align="start" style:justify-single-word="false"/>
      <style:text-properties officeooo:paragraph-rsid="001c354a"/>
    </style:style>
    <style:style style:name="P3" style:family="paragraph" style:parent-style-name="Standard">
      <style:paragraph-properties fo:margin-top="0.101cm" fo:margin-bottom="0.101cm" style:contextual-spacing="false" fo:line-height="115%" fo:text-align="start" style:justify-single-word="false"/>
    </style:style>
    <style:style style:name="P4" style:family="paragraph" style:parent-style-name="Standard" style:list-style-name="L1">
      <style:paragraph-properties fo:margin-top="0.101cm" fo:margin-bottom="0.101cm" style:contextual-spacing="false" fo:line-height="115%" fo:text-align="start" style:justify-single-word="false"/>
      <style:text-properties officeooo:paragraph-rsid="001a91e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ХӨДӨЛМӨРИЙН СТАТИСТИКИЙН АРГАЧЛАЛ</text:p>
      <text:p text:style-name="P2"><text:tab/>Үндэсний Статистикийн хороо нь олон улсын нийтлэг жишиг аргачлалын дагуу 2006 оноос эхлэн “Ажиллах хүчний түүвэр судалгаа” (АХС)-г улирлаар явуулж байна. Энэхүү су­далгааны зорилго нь хөдөлмөрийн зах зээлийн хэмжээ, бүтэц, тэдгээрт гарч буй өөрчлөлтийг тухайн хугацаа буюу сүүлийн 7 хоногоор тодорхойлж, дүн шинжилгээ хийх тоон мэдээллийн багцыг бий болгоход оршино.</text:p>
      <text:p text:style-name="P3"><text:tab/>Судалгааг 2006-2018 онуудад Олон улсын хөдөлмөрийн статистикчдын 1982 оны 13-р бага хурлын тогтоолын дагуу боловсруулагдсан Монгол Улсын хөдөлмөрийн статистикийн аргачлал, арга зүйн дагуу явуулж байсан.</text:p>
      <text:p text:style-name="P2"><text:tab/>Харин 2019 оноос эхлэн шинэ аргачлал, ойлголт тодорхойлолтын дагуу явуулж байна. Олон улсын хөдөлмөрийн статистикчдын 2013 онд болсон 19-р бага хурлаар 1982 оны 13-р бага хурлаас баталсан аргачлал нь хөдөлмөрийн зах зээлийн бодит дүр зургийг төдийлөн илэрхийлж чадахгүй, хөдөлмөр эрхлэлтийн бодлогыг тодорхойлоход дутагдалтай байгааг он­цолж, аргачлалыг шинэчлэх шийдвэр гаргасан юм. Тухайлбал, ажилгүйдлийн төвшин дангаа­раа ажиллах хүчний дутуу ашиглалтыг бүрэн харуулж чадахгүй байгаа тул ихэнх орнуудын ажиллах хүч, ажилгүйдлийн төвшнийг тооцоход ашиглаж байгаа эдийн засгийн идэвхтэй хүн ам, хөдөлмөр эрхлэлт, ажилгүйдэл, бүрэн бус ажил эрхлэлтийн үзүүлэлтүүдийг тооцох аргач­лалыг шинэчлэхийг чухалчилсан.</text:p>
      <text:p text:style-name="P3"><text:tab/>Маш хурдацтай өөрчлөгдөж буй хөдөлмөрийн зах зээлийн нөхцөл байдлыг бодитоор харуулахын тулд бид олон улсын шинэ аргачлалыг өөрийн орны онцлогт тусган нэвтрүүлж, Үндэсний Статистикийн хорооны дарга, Хөдөлмөр, нийгмийн хамгааллын сайдын 2019 оны А-09/08 тоот хамтарсан тушаалаар "Хөдөлмөр эрхлэлтийн статистикийн үзүүлэлтийг тооцох шинэчилсэн аргачлал"-ыг батлан 2019 оны 1 дүгээр сараас эхлэн мөрдөж байна.</text:p>
      <text:p text:style-name="P3"><text:tab/>Хөдөлмөрийн статистикийн аргачлалыг шинэчилснээр хөдөлмөрийн зах зээлийн нөх­цөл байдлын талаарх илүү нарийвчилсан мэдээлэл, түүнчлэн хөдөлмөрийн дутуу ашиглалтыг бүрэн харуулах статистикийн үзүүлэлтийг шинээр бий болгож, бодлого боловсруулагчдыг зо­хих мэдээллээр хангах юм.</text:p>
      <text:p text:style-name="P3"><text:tab/>Олон улсын хөдөлмөрийн статистикчдын 19-р бага хурлын “Ажил, хөдөлмөр эрхлэлт, ажиллах хүчний дутуу ашиглалт”-ын талаарх тогтоолын дагуу хөдөлмөрийн статистикийн ойлголт, аргачлалд гарсан томоохон өөрчлөлтийг дурдвал:</text:p>
      <text:list text:style-name="L1">
        <text:list-item>
          <text:p text:style-name="P4">Цалин хөлс, орлого олох зорилгоор ажиллаж буй ажиллагчдын тодорхойлолт, үзүүлэл­тийг сайжруулсан (Ингэснээр бусад төрлийн ажил, тухайлбал, өөрийн хэрэгцээнд зо­риулсан үйлдвэрлэл явуулж буй хүмүүс, цалингүй дадлагажигч ажилтан, сайн дурын ажилтан зэргийг ажиллагчдаас ялгах боломжтой болж байгаа юм).</text:p>
        </text:list-item>
        <text:list-item>
          <text:p text:style-name="P4">Хөдөлмөрийн насны хүн амыг 15 ба түүнээс дээш насаар тогтоосон.</text:p>
        </text:list-item>
        <text:list-item>
          <text:p text:style-name="P4">Ажиллагчдын үндсэн ажлын шалгуур нь хуучнаар хамгийн их цалин хөлс, орлого ол­дог ажил нь байсан бол шинэ аргачлалын дагуу цалин, орлогоос үл хамааран хамгийн их цаг зарцуулдаг ажлыг үндсэн ажил гэж тодорхойлсон.</text:p>
        </text:list-item>
        <text:list-item>
          <text:p text:style-name="P4">Ажилгүй хүний шалгуур шинэчлэгдэн, цалин хөлс, орлого олох ажилгүй, сүүлийн 30 хоногт ажил идэвхтэй хайсан болон тухайн 7 хоногтоо ажил хийхэд бэлэн байгаа гэсэн <text:soft-page-break/>3 шалгуурыг хангасан хүнийг хэлэх болсон. Өмнө нь “сүүлийн 2 шалгуурын аль нэ­гийг нь хангах” гэж авч үзэж байсан. Мөн насны дээд хязгааргүй болсон.</text:p>
        </text:list-item>
        <text:list-item>
          <text:p text:style-name="P4">Ажиллах хүчний дутуу ашиглалтыг хэмжих уламжлалт үзүүлэлт буюу ажилгүй хүн, ажилгүйдлийн төвшнөөс илүү өргөн хүрээний хөдөлмөрийн дутуу ашиглалт, түүний төвшнүүд бүхий шинэ үзүүлэлтүүдийг бий болгосон.</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21:34:27.514445000</meta:creation-date>
    <dc:date>2025-08-24T10:14:11.656961000</dc:date>
    <meta:editing-duration>PT38M24S</meta:editing-duration>
    <meta:editing-cycles>4</meta:editing-cycles>
    <meta:generator>LibreOffice/25.8.0.4$MacOSX_AARCH64 LibreOffice_project/48f00303701489684e67c38c28aff00cd5929e67</meta:generator>
    <meta:document-statistic meta:table-count="0" meta:image-count="0" meta:object-count="0" meta:page-count="2" meta:paragraph-count="12" meta:word-count="430" meta:character-count="3307" meta:non-whitespace-character-count="2888"/>
  </office:meta>
</office:document-meta>
</file>